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4pt" style:font-size-asian="14pt" style:font-size-complex="14pt"/>
    </style:style>
    <style:style style:name="P2" style:parent-style-name="Normal" style:family="paragraph">
      <style:text-properties style:font-name="Arial" style:font-name-complex="Arial" fo:font-size="14pt" style:font-size-asian="14pt" style:font-size-complex="14pt"/>
    </style:style>
    <style:style style:name="P3" style:parent-style-name="Normal" style:family="paragraph">
      <style:text-properties style:font-name="Arial" style:font-name-complex="Arial" fo:font-size="14pt" style:font-size-asian="14pt" style:font-size-complex="14pt"/>
    </style:style>
    <style:style style:name="P4" style:parent-style-name="Normal" style:family="paragraph">
      <style:text-properties style:font-name="Arial" style:font-name-complex="Arial"/>
    </style:style>
    <style:style style:name="P5" style:parent-style-name="Normal" style:family="paragraph">
      <style:text-properties style:font-name="Arial" style:font-name-complex="Arial"/>
    </style:style>
    <style:style style:name="P6" style:parent-style-name="Normal" style:family="paragraph">
      <style:text-properties style:font-name="Arial" style:font-name-complex="Arial"/>
    </style:style>
    <style:style style:name="P7" style:parent-style-name="Normal" style:family="paragraph">
      <style:text-properties style:font-name="Arial" style:font-name-complex="Arial"/>
    </style:style>
    <style:style style:name="P8" style:parent-style-name="Normal" style:family="paragraph">
      <style:text-properties style:font-name="Arial" style:font-name-complex="Arial"/>
    </style:style>
    <style:style style:name="T9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Project research</text:p>
      <text:p text:style-name="P2"/>
      <text:p text:style-name="P3"/>
      <text:p text:style-name="P4"><text:s text:c="6"/>For<text:s/>the group project, I will research a genre that I think it will fit perfectly with the specifications of the brief. It was not a simple choice, because we need to take a genre and replace its core mechanics, which is hard. Then I asked myself, instead of changing the mechanics of an entire genre, why not we change the mechanics of a subgenre.</text:p>
      <text:p text:style-name="P5"><text:s text:c="5"/>The subgenre that I chose to modify its core mechanics is called platformers. Platformers, or platform games, is a subgenre of action game, in which the player must jump or climb from platform to platform to reach a destination.</text:p>
      <text:p text:style-name="P6"><text:s text:c="5"/>Like I said above, the purpose of the project is the chance the core mechanics. With that goal in mind, with what mechanic can we replace jumping and climbing?<text:s/></text:p>
      <text:p text:style-name="P7"><text:s text:c="6"/>Since the beginning of time, humans used their body to reach new heights and pass over<text:s/>obstacles: jumping from rock to<text:s/>rock, climbing a wall, etc. We all agree with the fact that it is hard to do it. Why not use technology instead? That is how I came out with the mechanics to replace the core mechanics of the subgenre. Instead of climbing or jumping, we can use a grappling gun to go from platform to platform, and the only limitation (if we put that in the game) would the limitation of the wire.</text:p>
      <text:p text:style-name="P8"><text:s text:c="6"/>This mechanic will help the players reach far away platforms and all they have<text:s/>to do are pointing the grappling gun into the right direction and shoot. The gun itself will do the rest.<text:s/>Besides that, the mechanic will make the players focused, help the players improve their eye-hand coordination and make them feel relieved that technology is by their side.</text:p>
      <text:p text:style-name="Normal"><text:span text:style-name="T9"><text:s text:c="9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nis remi</meta:initial-creator>
    <dc:creator>denis remi</dc:creator>
    <meta:creation-date>2019-02-02T15:05:00Z</meta:creation-date>
    <dc:date>2019-02-02T16:19:00Z</dc:date>
    <meta:template xlink:href="Normal" xlink:type="simple"/>
    <meta:editing-cycles>1</meta:editing-cycles>
    <meta:editing-duration>PT4260S</meta:editing-duration>
    <meta:document-statistic meta:page-count="1" meta:paragraph-count="3" meta:word-count="246" meta:character-count="1651" meta:row-count="11" meta:non-whitespace-character-count="1408"/>
  </office:meta>
</office:document-meta>
</file>